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paragraph-properties fo:keep-together="auto" fo:orphans="0" fo:widows="0" fo:padding="0in" fo:border="none" fo:keep-with-next="auto"/>
    </style:style>
    <style:style style:name="P5" style:family="paragraph" style:parent-style-name="Standard">
      <style:paragraph-properties fo:keep-together="auto" fo:orphans="0" fo:widows="0" fo:padding="0in" fo:border="none" fo:keep-with-next="auto"/>
      <style:text-properties fo:font-size="11pt" style:font-size-asian="11pt" style:font-size-complex="11pt"/>
    </style:style>
    <style:style style:name="P6" style:family="paragraph" style:parent-style-name="Standard">
      <style:paragraph-properties fo:keep-together="auto" fo:orphans="0" fo:widows="0" fo:padding="0in" fo:border="none" fo:keep-with-next="auto"/>
      <style:text-properties fo:font-size="11pt" fo:font-style="italic" style:font-size-asian="11pt" style:font-style-asian="italic" style:font-size-complex="11pt"/>
    </style:style>
    <style:style style:name="P7" style:family="paragraph" style:parent-style-name="Standard">
      <style:paragraph-properties fo:keep-together="auto" fo:orphans="0" fo:widows="0" fo:padding="0in" fo:border="none" fo:keep-with-next="auto"/>
      <style:text-properties style:font-name="Arial" fo:font-size="10pt" style:font-name-asian="Arial1" style:font-size-asian="10pt" style:font-name-complex="Arial1" style:font-size-complex="10pt"/>
    </style:style>
    <style:style style:name="P8" style:family="paragraph" style:parent-style-name="Standard">
      <style:paragraph-properties fo:keep-together="auto" fo:orphans="0" fo:widows="0" fo:padding="0in" fo:border="none" fo:keep-with-next="auto"/>
      <style:text-properties fo:font-variant="normal" fo:text-transform="none" fo:font-size="11pt" style:font-size-asian="11pt" style:font-size-complex="11pt"/>
    </style:style>
    <style:style style:name="P9" style:family="paragraph" style:parent-style-name="Standard">
      <style:paragraph-properties fo:padding="0in" fo:border="none"/>
    </style:style>
    <style:style style:name="P10" style:family="paragraph" style:parent-style-name="Standard" style:list-style-name="WWNum1">
      <style:paragraph-properties fo:padding="0in" fo:border="none"/>
    </style:style>
    <style:style style:name="P11" style:family="paragraph" style:parent-style-name="Standard">
      <style:paragraph-properties fo:padding="0in" fo:border="none"/>
      <style:text-properties fo:font-size="11pt" fo:font-style="italic" style:font-size-asian="11pt" style:font-style-asian="italic" style:font-size-complex="11pt"/>
    </style:style>
    <style:style style:name="P12" style:family="paragraph" style:parent-style-name="Standard">
      <style:paragraph-properties fo:padding="0in" fo:border="none"/>
      <style:text-properties fo:font-size="11pt" style:font-size-asian="11pt" style:font-size-complex="11pt"/>
    </style:style>
    <style:style style:name="P13" style:family="paragraph" style:parent-style-name="Standard">
      <style:paragraph-properties fo:margin-top="0in" fo:margin-bottom="0.028in" loext:contextual-spacing="false" fo:line-height="100%" fo:padding="0in" fo:border="none"/>
    </style:style>
    <style:style style:name="P14" style:family="paragraph" style:parent-style-name="Standard">
      <style:paragraph-properties fo:margin-top="0in" fo:margin-bottom="0.028in" loext:contextual-spacing="false" fo:line-height="100%"/>
    </style:style>
    <style:style style:name="P15" style:family="paragraph" style:parent-style-name="Standard">
      <style:paragraph-properties fo:margin-left="0in" fo:margin-right="0in" fo:text-indent="0in" style:auto-text-indent="false"/>
      <style:text-properties fo:font-size="11pt" style:font-size-asian="11pt" style:font-size-complex="11pt"/>
    </style:style>
    <style:style style:name="P16" style:family="paragraph" style:parent-style-name="Standard">
      <style:paragraph-properties fo:margin-left="0in" fo:margin-right="0in" fo:keep-together="auto" fo:orphans="0" fo:widows="0" fo:text-indent="0in" style:auto-text-indent="false" fo:padding="0in" fo:border="none" fo:keep-with-next="auto"/>
    </style:style>
    <style:style style:name="P17" style:family="paragraph" style:parent-style-name="Standard" style:list-style-name="WWNum1">
      <style:paragraph-properties fo:margin-left="0in" fo:margin-right="0in" fo:text-indent="0in" style:auto-text-indent="false"/>
    </style:style>
    <style:style style:name="P18" style:family="paragraph" style:parent-style-name="Standard" style:list-style-name="WWNum1">
      <style:paragraph-properties fo:margin-left="0.25in" fo:margin-right="0in" fo:keep-together="auto" fo:orphans="0" fo:widows="0" fo:text-indent="-0.25in" style:auto-text-indent="false" fo:padding="0in" fo:border="none" fo:keep-with-next="auto"/>
    </style:style>
    <style:style style:name="P19" style:family="paragraph" style:parent-style-name="Standard" style:list-style-name="WWNum1">
      <style:paragraph-properties fo:margin-left="0.75in" fo:margin-right="0in" fo:text-indent="-0.25in" style:auto-text-indent="false"/>
    </style:style>
    <style:style style:name="P20"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0.75in" fo:margin-right="0in" fo:margin-top="0in" fo:margin-bottom="0.0417in" loext:contextual-spacing="false" fo:line-height="100%" fo:text-indent="-0.25in" style:auto-text-indent="false"/>
    </style:style>
    <style:style style:name="P22" style:family="paragraph" style:parent-style-name="Standard" style:list-style-name="WWNum1">
      <style:paragraph-properties fo:margin-top="0in" fo:margin-bottom="0in" loext:contextual-spacing="false"/>
    </style:style>
    <style:style style:name="P23" style:family="paragraph" style:parent-style-name="Standard" style:list-style-name="WWNum1">
      <style:paragraph-properties fo:margin-top="0in" fo:margin-bottom="0in" loext:contextual-spacing="false" fo:line-height="100%"/>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3">
      <style:paragraph-properties fo:margin-left="1in" fo:margin-right="0in" fo:text-indent="-0.25in" style:auto-text-indent="false"/>
    </style:style>
    <style:style style:name="P28"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keep-together="auto" fo:orphans="0" fo:widows="0" fo:text-indent="0.5in" style:auto-text-indent="false" fo:padding="0in" fo:border="none" fo:keep-with-next="auto"/>
    </style:style>
    <style:style style:name="P30" style:family="paragraph" style:parent-style-name="Standard" style:master-page-name="Standard">
      <style:paragraph-properties fo:keep-together="auto" fo:orphans="0" fo:widows="0" style:page-number="1" fo:padding="0in" fo:border="none" fo:keep-with-next="auto"/>
    </style:style>
    <style:style style:name="P31" style:family="paragraph" style:parent-style-name="Subtitle">
      <style:paragraph-properties fo:text-align="start" style:justify-single-word="false"/>
    </style:style>
    <style:style style:name="P32" style:family="paragraph" style:parent-style-name="Subtitle">
      <style:paragraph-properties fo:text-align="start" style:justify-single-word="false" fo:padding="0in" fo:border="none"/>
    </style:style>
    <style:style style:name="P33"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fo:font-size="11pt" fo:font-weight="bold" style:font-size-asian="11pt" style:font-weight-asian="bold" style:font-size-complex="11pt"/>
    </style:style>
    <style:style style:name="T11" style:family="text">
      <style:text-properties fo:font-size="10pt" style:font-size-asian="10pt" style:font-size-complex="10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style:text-position="super 58%" fo:font-size="11pt" style:font-size-asian="11pt" style:font-size-complex="11pt"/>
    </style:style>
    <style:style style:name="T15" style:family="text">
      <style:text-properties fo:color="#24292e" fo:font-size="11pt" style:font-size-asian="11pt" style:font-size-complex="11pt" fo:background-color="#ffffff"/>
    </style:style>
    <style:style style:name="T16" style:family="text">
      <style:text-properties fo:color="#2d303b" fo:font-size="11pt" style:font-size-asian="11pt"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gjdgxs"/><text:span text:style-name="T1">PETER H. BOLING</text:span></text:p>
      <text:p text:style-name="P4"><text:span text:style-name="T5">San Francisco Bay Area<text:tab/><text:tab/><text:tab/><text:tab/>homepage: <text:tab/></text:span><text:a xlink:type="simple" xlink:href="http://railsbling.com" text:style-name="ListLabel_20_46" text:visited-style-name="ListLabel_20_46"><text:span text:style-name="T2">http://railsbling.com</text:span></text:a></text:p>
      <text:p text:style-name="P4"><text:span text:style-name="T2">(765) </text:span><text:span text:style-name="T5">407</text:span><text:span text:style-name="T2">-</text:span><text:span text:style-name="T5">3138</text:span><text:span text:style-name="T2"><text:tab/><text:tab/><text:tab/></text:span><text:span text:style-name="T5"><text:tab/><text:tab/>email: <text:tab/><text:tab/>peter.boling@gmail.com</text:span></text:p>
      <text:p text:style-name="P13"><draw:rect text:anchor-type="as-char" style:rel-width="100%" draw:z-index="0" draw:style-name="gr1" draw:text-style-name="P33" svg:width="0.0012in" svg:height="0.0213in"><text:p/></draw:rect><text:span text:style-name="T7">Solution</text:span><text:span text:style-name="T10"> Arc</text:span><text:span text:style-name="T7">hitect, Automation Evangelist, Ruby Expert and Certified Barista</text:span><draw:rect text:anchor-type="as-char" style:rel-width="100%" draw:z-index="1" draw:style-name="gr1" draw:text-style-name="P33" svg:width="0.0012in" svg:height="0.0213in"><text:p/></draw:rect><text:span text:style-name="T5">Experienced system architect, team leader, mentor, rubyist, and full stack web application programmer since 2004; previously linux system administrator.</text:span></text:p>
      <text:p text:style-name="P5"/>
      <text:p text:style-name="P4"><text:span text:style-name="T5">Author and maintainer of many popular open source libraries.</text:span></text:p>
      <text:p text:style-name="P5"/>
      <text:p text:style-name="P4"><text:span text:style-name="T5">I excel at data analysis, task automation, testing, style guides, best practices, API design, benchmarking, and Domain Driven Design.</text:span></text:p>
      <text:p text:style-name="P5"/>
      <text:p text:style-name="P4"><text:span text:style-name="T5">Led major PHP to Rails conversions @ aSmallWorld (2008/9) and BibleGateway (2010).</text:span></text:p>
      <text:p text:style-name="P7"/>
      <text:p text:style-name="P4"><text:span text:style-name="T5">Created solutions for finance, insurance, healthcare, social networking, government, information technology, B2B, fashion, gaming, publishing, and e-commerce sectors.</text:span></text:p>
      <text:p text:style-name="P5"/>
      <text:p text:style-name="Standard"><text:span text:style-name="T5">Dedicated to moving science forward and improving the condition of life generally by automation and process improvement.</text:span></text:p>
      <text:p text:style-name="P5"/>
      <text:p text:style-name="Standard"><draw:rect text:anchor-type="as-char" style:rel-width="100%" draw:z-index="2" draw:style-name="gr2" draw:text-style-name="P33" svg:width="0.0012in" svg:height="0.0213in"><text:p/></draw:rect><text:span text:style-name="T7">Tech Leadership &amp; Management</text:span></text:p>
      <text:p text:style-name="Standard"><draw:rect text:anchor-type="as-char" style:rel-width="100%" draw:z-index="3" draw:style-name="gr2" draw:text-style-name="P33" svg:width="0.0012in" svg:height="0.0213in"><text:p/></draw:rect></text:p>
      <text:p text:style-name="P1"/>
      <text:p text:style-name="Standard"><text:span text:style-name="T7">Technical Advisor</text:span><text:span text:style-name="T5">, at Karuna Health; Architecture, mentoring, planning; <text:s/>2018 - present</text:span></text:p>
      <text:p text:style-name="Standard"><text:span text:style-name="T7">Project Lead</text:span><text:span text:style-name="T5">, oauth2 ruby gem; 2017 - present</text:span></text:p>
      <text:p text:style-name="Standard"><text:soft-page-break/><text:span text:style-name="T7">Web Team Lead</text:span><text:span text:style-name="T5">, at Invoice2go; I managed six developers, and 1 QA Engineer; 2016 - 2017</text:span></text:p>
      <text:p text:style-name="Standard"><text:span text:style-name="T7">Automation Team Lead</text:span><text:span text:style-name="T5">, at Invoice2go; I managed one developer, and interfaced with managers of all other teams; 2016 - 2017</text:span></text:p>
      <text:p text:style-name="Standard"><text:span text:style-name="T7">Project Lead</text:span><text:span text:style-name="T5">, dynamoid ruby gem; 2016 - present</text:span></text:p>
      <text:p text:style-name="Standard"><text:span text:style-name="T7">CTO</text:span><text:span text:style-name="T5"> of Acquaintable, and co-founder; I managed a team of five including designers, frontend, and backend engineers; Acquired, 2012 - 2013.</text:span></text:p>
      <text:p text:style-name="Standard"><text:span text:style-name="T7">Project Lead</text:span><text:span text:style-name="T5">, flag_shih_tzu ruby gem; 2012 - present</text:span></text:p>
      <text:p text:style-name="Standard"><text:span text:style-name="T7">First Employee &amp; Lead Engineer</text:span><text:span text:style-name="T5"> at BloombergBlack; <text:s/>Interviewed, hired, then mentored team of fifteen engineers; personal wealth management startup; 2010 to 2012.</text:span></text:p>
      <text:p text:style-name="P4"><text:span text:style-name="T7">Team Lead</text:span><text:span text:style-name="T5"> at Sagebit; Trained five fresh-out-of-college programmers; Built apps for clients; 2008-2009.</text:span></text:p>
      <text:p text:style-name="P5"/>
      <text:p text:style-name="P9"><draw:rect text:anchor-type="as-char" style:rel-width="100%" draw:z-index="4" draw:style-name="gr2" draw:text-style-name="P33" svg:width="0.0012in" svg:height="0.0213in"><text:p/></draw:rect><text:span text:style-name="T10">Skills</text:span></text:p>
      <text:p text:style-name="P4"><draw:rect text:anchor-type="as-char" style:rel-width="100%" draw:z-index="5" draw:style-name="gr2" draw:text-style-name="P33" svg:width="0.0012in" svg:height="0.0213in"><text:p/></draw:rect><text:span text:style-name="T2">App: <text:tab/><text:tab/>Ruby, Rails, RSpec, React, </text:span><text:span text:style-name="T5">ES2016, Cypress</text:span><text:span text:style-name="T2">, Webpacker, JSONapi, </text:span><text:span text:style-name="T5">Protobuf</text:span></text:p>
      <text:p text:style-name="P4"><text:span text:style-name="T2">Database:<text:tab/>PostgreSQL, Dynamo, Neo4j, E</text:span><text:span text:style-name="T5">S, Mongo, </text:span><text:span text:style-name="T2">Redis, MySQL, Oracle, </text:span><text:span text:style-name="T5">M</text:span><text:span text:style-name="T2">emcache</text:span><text:span text:style-name="T5">d</text:span></text:p>
      <text:p text:style-name="P4"><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4"><text:span text:style-name="T2">System:<text:tab/><text:tab/>Bash, monitoring, scheduling, backup, security, debian packaging</text:span></text:p>
      <text:p text:style-name="P4"><text:span text:style-name="T5">Project:<text:tab/><text:tab/>Jira, Jenkins, Github, Pivotal, and Bitbucket Administration</text:span></text:p>
      <text:p text:style-name="P9"><draw:rect text:anchor-type="as-char" style:rel-width="100%" draw:z-index="6" draw:style-name="gr2" draw:text-style-name="P33" svg:width="0.0012in" svg:height="0.0213in"><text:p/></draw:rect><text:span text:style-name="T7">R</text:span><text:span text:style-name="T10">ecent</text:span><text:bookmark text:name="30j0zll"/><text:span text:style-name="T10"> </text:span><text:span text:style-name="T7">p</text:span><text:span text:style-name="T10">rojects</text:span></text:p>
      <text:p text:style-name="P4"><draw:rect text:anchor-type="as-char" style:rel-width="100%" draw:z-index="7" draw:style-name="gr2" draw:text-style-name="P33" svg:width="0.0012in" svg:height="0.0213in"><text:p/></draw:rect></text:p>
      <text:p text:style-name="P31"><text:bookmark text:name="_hjobx7ggvubx"/>Solution Architect</text:p>
      <text:p text:style-name="Standard"><text:span text:style-name="T11">Stack - Rails 5.2, Ruby 2.6, RSpec, PostgreSQL, S3, ES, Redis, Kafka, Sidekiq, Github</text:span></text:p>
      <text:p text:style-name="Standard"><text:span text:style-name="T5">MINDBODY, Inc (inc. assimilated Booker &amp; Frederick products) <text:s text:c="8"/>November 2019 - present</text:span></text:p>
      <text:p text:style-name="Standard"><text:a xlink:type="simple" xlink:href="https://www.mindbodyonline.com/" text:style-name="ListLabel_20_47" text:visited-style-name="ListLabel_20_47"><text:span text:style-name="T12">https://www.mindbodyonline.com/</text:span></text:a></text:p>
      <text:list xml:id="list3717356935" text:style-name="WWNum1">
        <text:list-item>
          <text:p text:style-name="P2"><text:span text:style-name="T5">Architecture design for new APIs, interfaces, data storage</text:span></text:p>
        </text:list-item>
        <text:list-item>
          <text:p text:style-name="P2"><text:soft-page-break/><text:span text:style-name="T5">Process design for software development lifecycle</text:span></text:p>
        </text:list-item>
        <text:list-item>
          <text:p text:style-name="P2"><text:span text:style-name="T5">SME for services utilized by all teams, and projects within Marketing Products</text:span></text:p>
        </text:list-item>
      </text:list>
      <text:p text:style-name="P15"/>
      <text:p text:style-name="P31"><text:bookmark text:name="_qlx9njyg6gfz"/>Senior Staff Architect (6 month contract, extended)</text:p>
      <text:p text:style-name="Standard"><text:span text:style-name="T11">Stack - Rails 5.2, Ruby 2.4=&gt;2.6, React v16, RSpec, PostgreSQL, S3, ES, Redis, Memcached, Sidekiq, Github</text:span></text:p>
      <text:p text:style-name="Standard"><text:span text:style-name="T5">Gainbridge.life, Relay Rewards, Delaware Life, Group1001 <text:s text:c="5"/>November 2018 - November 2019</text:span></text:p>
      <text:p text:style-name="Standard"><text:a xlink:type="simple" xlink:href="https://gainbridge.life" text:style-name="ListLabel_20_47" text:visited-style-name="ListLabel_20_47"><text:span text:style-name="T12">https://gainbridge.life</text:span></text:a><text:span text:style-name="T5">, </text:span><text:a xlink:type="simple" xlink:href="https://www.group1001.com" text:style-name="ListLabel_20_47" text:visited-style-name="ListLabel_20_47"><text:span text:style-name="T12">https://www.group1001.com</text:span></text:a></text:p>
      <text:list xml:id="list233913460787675" text:continue-numbering="true" text:style-name="WWNum1">
        <text:list-item>
          <text:p text:style-name="P2"><text:span text:style-name="T5">Develop Group1001 corporate homepage (Rails &amp; Contentful) </text:span><text:a xlink:type="simple" xlink:href="https://www.group1001.com" text:style-name="ListLabel_20_47" text:visited-style-name="ListLabel_20_47"><text:span text:style-name="T12">https://www.group1001.com</text:span></text:a></text:p>
        </text:list-item>
        <text:list-item>
          <text:p text:style-name="P2"><text:span text:style-name="T5">Design and implement all analytics solutions and integrations for </text:span><text:a xlink:type="simple" xlink:href="https://gainbridge.life" text:style-name="ListLabel_20_47" text:visited-style-name="ListLabel_20_47"><text:span text:style-name="T12">https://gainbridge.life</text:span></text:a></text:p>
        </text:list-item>
        <text:list-item>
          <text:p text:style-name="P2"><text:span text:style-name="T5">Developing front end (React v16 &amp; Redux) on </text:span><text:a xlink:type="simple" xlink:href="https://gainbridge.life" text:style-name="ListLabel_20_47" text:visited-style-name="ListLabel_20_47"><text:span text:style-name="T12">https://gainbridge.life</text:span></text:a></text:p>
        </text:list-item>
        <text:list-item>
          <text:p text:style-name="P2"><text:span text:style-name="T5">Building out E2E specs in Cypress for </text:span><text:a xlink:type="simple" xlink:href="https://gainbridge.life" text:style-name="ListLabel_20_47" text:visited-style-name="ListLabel_20_47"><text:span text:style-name="T12">https://gainbridge.life</text:span></text:a></text:p>
        </text:list-item>
        <text:list-item>
          <text:p text:style-name="P2"><text:span text:style-name="T5">Full stack support of </text:span><text:a xlink:type="simple" xlink:href="https://relayrewards.com/" text:style-name="ListLabel_20_47" text:visited-style-name="ListLabel_20_47"><text:span text:style-name="T12">https://relayrewards.com/</text:span></text:a><text:span text:style-name="T5"> (will probably be shut down soon)</text:span></text:p>
          <text:list>
            <text:list-item>
              <text:p text:style-name="P17"><text:span text:style-name="T5">Implementation of all new features</text:span></text:p>
            </text:list-item>
            <text:list-item>
              <text:p text:style-name="P17"><text:span text:style-name="T5">Built new redesigned landing page with React Hooks (never released)</text:span></text:p>
            </text:list-item>
            <text:list-item>
              <text:p text:style-name="P17"><text:span text:style-name="T5">Business priorities changed to a singular focus on Gainbridge</text:span></text:p>
            </text:list-item>
          </text:list>
        </text:list-item>
        <text:list-item>
          <text:p text:style-name="P2"><text:span text:style-name="T5">JIRA administration &amp; process development</text:span></text:p>
        </text:list-item>
      </text:list>
      <text:p text:style-name="P31"><text:bookmark text:name="_3uaavl9inmz5"/></text:p>
      <text:p text:style-name="P31"><text:bookmark text:name="_yjkk8gqsapc4"/>Tech Evangelist / Advisor</text:p>
      <text:p text:style-name="Standard"><text:span text:style-name="T11">Stack - Rails 5.2, Ruby 2.5=&gt;2.6, RSpec, PostgreSQL, SQS, Protobuf, S3, ES, Redis, Memcached, Sidekiq, Aptible, Github</text:span></text:p>
      <text:p text:style-name="Standard"><text:span text:style-name="T5">Karuna Health<text:tab/><text:tab/><text:tab/><text:tab/><text:tab/><text:tab/><text:tab/>November 2018 - Present</text:span></text:p>
      <text:p text:style-name="Standard"><text:a xlink:type="simple" xlink:href="https://www.meetkaruna.com/" text:style-name="ListLabel_20_47" text:visited-style-name="ListLabel_20_47"><text:span text:style-name="T12">https://www.meetkaruna.com/</text:span></text:a></text:p>
      <text:list xml:id="list233911950284487" text:continue-numbering="true" text:style-name="WWNum1">
        <text:list-item>
          <text:p text:style-name="P2"><text:soft-page-break/><text:span text:style-name="T5">Advising on technical, architectural, and hiring issues</text:span></text:p>
        </text:list-item>
      </text:list>
      <text:p text:style-name="P31"><text:bookmark text:name="_jbfyh48eq9lq"/></text:p>
      <text:p text:style-name="P31"><text:bookmark text:name="_glltnm8jgmhj"/>Principal Systems Architect</text:p>
      <text:p text:style-name="Standard"><text:span text:style-name="T11">Stack - Rails 4.2, Ruby 2.0=&gt;2.3, RSpec, PostgreSQL, DynamoDB, S3, ES, Mongo, Redis, Memcached, Resque, DigitalOcean, Heroku, DataDog, Cloudwatch, NewRelic, Salesforce, Jira, Bitbucket, Ubuntu</text:span></text:p>
      <text:p text:style-name="Standard"><text:span text:style-name="T5">Intricately<text:tab/><text:tab/><text:tab/><text:tab/><text:tab/><text:tab/><text:tab/>May 2016 - November 2018</text:span></text:p>
      <text:p text:style-name="Standard"><text:a xlink:type="simple" xlink:href="http://www.intricately.com" text:style-name="ListLabel_20_48" text:visited-style-name="ListLabel_20_48"><text:span text:style-name="T5">http://www.intricately.com</text:span></text:a></text:p>
      <text:list xml:id="list233913302762342" text:continue-numbering="true" text:style-name="WWNum1">
        <text:list-item>
          <text:p text:style-name="P2"><text:span text:style-name="T5">Created time-series data collection &amp; analytics; Generates events to track change on internet</text:span></text:p>
        </text:list-item>
        <text:list-item>
          <text:p text:style-name="P2"><text:span text:style-name="T5">Scaling systems and creating devops tools to better utilize infrastructure</text:span></text:p>
        </text:list-item>
        <text:list-item>
          <text:p text:style-name="P2"><text:span text:style-name="T5">Advanced math to transform non-scalar data from AWS Alexa into a scalar digest</text:span></text:p>
        </text:list-item>
        <text:list-item>
          <text:p text:style-name="P2"><text:span text:style-name="T5">Monitor, log, benchmark, and automate the internet monitoring robots</text:span></text:p>
        </text:list-item>
        <text:list-item>
          <text:p text:style-name="P2"><text:span text:style-name="T5">Build data pipelines for enterprise customers exposing the internet sliced in different ways</text:span></text:p>
        </text:list-item>
      </text:list>
      <text:p text:style-name="P1"/>
      <text:p text:style-name="P31"><text:bookmark text:name="_l5tr9f59r1ry"/>Principal Systems Architect</text:p>
      <text:p text:style-name="Standard"><text:span text:style-name="T11">Stack - Rails 4.2=&gt;5.2, Ruby 2.3=&gt;2.5, RSpec, PostgreSQL, Jira, Ubuntu, OPC DA integrations.</text:span></text:p>
      <text:p text:style-name="Standard"><text:span text:style-name="T5">Bolt Threads<text:tab/><text:tab/><text:tab/><text:tab/><text:tab/><text:tab/><text:tab/>Sep 2017 - May 2018</text:span></text:p>
      <text:p text:style-name="Standard"><text:a xlink:type="simple" xlink:href="https://boltthreads.com/" text:style-name="ListLabel_20_48" text:visited-style-name="ListLabel_20_48"><text:span text:style-name="T5">https://boltthreads.com/</text:span></text:a></text:p>
      <text:list xml:id="list233913001988950" text:continue-numbering="true" text:style-name="WWNum1">
        <text:list-item>
          <text:p text:style-name="P2"><text:span text:style-name="T5">Maintenance of a legacy, custom, in-house built, Lab Information Management System.</text:span></text:p>
        </text:list-item>
        <text:list-item>
          <text:p text:style-name="P2"><text:span text:style-name="T5">Analysis of potential replacement third party LIMS systems.</text:span></text:p>
        </text:list-item>
        <text:list-item>
          <text:p text:style-name="P2"><text:span text:style-name="T5">Interviewed candidates for Software Engineering leadership team (VP, Director, Sys Admins)</text:span></text:p>
        </text:list-item>
        <text:list-item>
          <text:p text:style-name="P2"><text:span text:style-name="T5">Integration of Windows-based OPC DA services with LIMS via data sampling mechanisms</text:span></text:p>
        </text:list-item>
        <text:list-item>
          <text:p text:style-name="P2"><text:span text:style-name="T5">Translate garment designs to instrumentation for a Stoll industrial knitting machine</text:span></text:p>
        </text:list-item>
        <text:list-item>
          <text:p text:style-name="P2"><text:soft-page-break/><text:span text:style-name="T5">Primary JIRA administrator for all company projects</text:span></text:p>
        </text:list-item>
        <text:list-item>
          <text:p text:style-name="P2"><text:span text:style-name="T5">Participated in Leadership Fundamentals training</text:span></text:p>
        </text:list-item>
        <text:list-item>
          <text:p text:style-name="P2"><text:span text:style-name="T5">Left when the in-house LIMS system was replaced with off-the-shelf software.</text:span></text:p>
        </text:list-item>
      </text:list>
      <text:p text:style-name="Standard"/>
      <text:p text:style-name="P32"><text:bookmark text:name="_6bpi5dkbh8xm"/>Principal Engineer</text:p>
      <text:p text:style-name="P32"><text:bookmark text:name="_hebrj5ivh8t4"/>Automation Team Lead</text:p>
      <text:p text:style-name="P32"><text:bookmark text:name="_g7q092ufq89n"/>Web Team Lead</text:p>
      <text:p text:style-name="Standard"><text:span text:style-name="T11">Stack - Rails 4.2, Ruby 2.3, RSpec, AngularJS 1.4, PostgreSQL, S3, ElasticSearch, Redis, Memcached, Sidekiq, CircleCI, Jenkins, Github Enterprise, ZenDesk, NewRelic</text:span></text:p>
      <text:p text:style-name="P4"><text:span text:style-name="T5">Invoice2Go<text:tab/><text:tab/><text:tab/><text:tab/><text:tab/><text:tab/><text:tab/>Jan 2016 - Feb 2017</text:span></text:p>
      <text:p text:style-name="P16"><text:a xlink:type="simple" xlink:href="http://www.invoice2go.com" text:style-name="ListLabel_20_48" text:visited-style-name="ListLabel_20_48"><text:span text:style-name="T5">http://www.invoice2go.com</text:span></text:a></text:p>
      <text:list xml:id="list233913913892148" text:continue-numbering="true" text:style-name="WWNum1">
        <text:list-item>
          <text:p text:style-name="P10"><text:span text:style-name="T5">Lead the web team in developing a revamped web app at </text:span><text:a xlink:type="simple" xlink:href="https://web.invoice.2go.com/" text:style-name="ListLabel_20_48" text:visited-style-name="ListLabel_20_48"><text:span text:style-name="T5">https://web.invoice.2go.com/</text:span></text:a></text:p>
        </text:list-item>
        <text:list-item>
          <text:p text:style-name="P10"><text:span text:style-name="T5">Laid the groundwork for new service architecture, implementation and continuous integration</text:span></text:p>
        </text:list-item>
        <text:list-item>
          <text:p text:style-name="P10"><text:span text:style-name="T5">Designing JIRA process, workflows and screens, and integration with ZenDesk</text:span></text:p>
        </text:list-item>
        <text:list-item>
          <text:p text:style-name="P10"><text:span text:style-name="T5">Designing and implementing git branching strategy and supporting toolchain</text:span></text:p>
        </text:list-item>
        <text:list-item>
          <text:p text:style-name="P10"><text:span text:style-name="T5">Implementing sandboxed dev env and tiered deployed environments</text:span></text:p>
        </text:list-item>
        <text:list-item>
          <text:p text:style-name="P10"><text:span text:style-name="T5">Design and implement feature flags allowing synchronized feature release across clients</text:span></text:p>
        </text:list-item>
        <text:list-item>
          <text:p text:style-name="P10"><text:span text:style-name="T5">Engineering Leadership role in Jakarta office</text:span></text:p>
        </text:list-item>
      </text:list>
      <text:p text:style-name="P5"/>
      <text:p text:style-name="P32"><text:bookmark text:name="_sttv5lrm0y5h"/>Senior Engineer</text:p>
      <text:p text:style-name="Standard"><text:span text:style-name="T11">Stack - Rails 3.2, Ruby 2.0=&gt;2.1, RSpec, React, EmberCLI, Haml, Slim, SASS, PostgreSQL, S3, Redis, Memcached, Sidekiq, TravisCI, Github, Salesforce, NewRelic, Heroku</text:span></text:p>
      <text:p text:style-name="P4"><text:span text:style-name="T5">Trumaker &amp; Co<text:tab/><text:tab/><text:tab/><text:tab/><text:tab/><text:tab/><text:tab/>Apr 2014 - Mar 2016</text:span></text:p>
      <text:p text:style-name="P4"><text:soft-page-break/><text:a xlink:type="simple" xlink:href="http://www.trumaker.com" text:style-name="ListLabel_20_48" text:visited-style-name="ListLabel_20_48"><text:span text:style-name="T5">http://www.trumaker.com</text:span></text:a></text:p>
      <text:list xml:id="list233913510755019" text:continue-numbering="true" text:style-name="WWNum1">
        <text:list-item>
          <text:p text:style-name="P10"><text:span text:style-name="T5">Rebuilding architecture of entire tech stack</text:span></text:p>
        </text:list-item>
        <text:list-item>
          <text:p text:style-name="P10"><text:span text:style-name="T5">Extracting front-end parts to ember-cli and react thin clients</text:span></text:p>
        </text:list-item>
        <text:list-item>
          <text:p text:style-name="P10"><text:span text:style-name="T5">Building structured, authenticated, performant APIs, utilizing versioning and caching</text:span></text:p>
        </text:list-item>
        <text:list-item>
          <text:p text:style-name="P10"><text:span text:style-name="T5">Modernizing versions of Ruby, Rails, and many critical gems</text:span></text:p>
        </text:list-item>
        <text:list-item>
          <text:p text:style-name="P10"><text:span text:style-name="T5">Implementing backend to support launches of new product lines (blazers, ties, belts, pants, sweaters, tees, etc), fulfillment processes, factories, and shipping methods</text:span></text:p>
        </text:list-item>
        <text:list-item>
          <text:p text:style-name="P10"><text:span text:style-name="T5">Designed and created a fully spec’d 12-state Lead CRM tool</text:span></text:p>
        </text:list-item>
        <text:list-item>
          <text:p text:style-name="P10"><text:span text:style-name="T5">Integrated Salesforce with internal Lead CRM via my celluloid-io-pg-listener gem</text:span></text:p>
        </text:list-item>
        <text:list-item>
          <text:p text:style-name="P10"><text:span text:style-name="T5">Built a commissioned sales attribution framework that supports point-in-time history</text:span></text:p>
        </text:list-item>
        <text:list-item>
          <text:p text:style-name="P10"><text:span text:style-name="T5">Fixed the factory pattern and rewrote the spec suite, adding thousands of additional tests</text:span></text:p>
        </text:list-item>
        <text:list-item>
          <text:p text:style-name="P10"><text:span text:style-name="T5">Setup new deployed environments, created Thor deployment tool for automation of the many deployment related sub-tasks</text:span></text:p>
        </text:list-item>
      </text:list>
      <text:p text:style-name="P5"/>
      <text:p text:style-name="P32"><text:bookmark text:name="_5qqdx1ezq8k0"/>Senior Staff Architect, Services (9 month contract, extended)</text:p>
      <text:p text:style-name="Standard"><text:span text:style-name="T11">Stack - Ruby 1.8=&gt;2.1, CGI, FastCGI, Mail gem, RSpec, Oracle 11g, rbenv, bash, daemons, RedHat linux</text:span></text:p>
      <text:p text:style-name="P4"><text:span text:style-name="T2">Church Pension Group<text:tab/><text:tab/><text:tab/><text:tab/><text:tab/> </text:span><text:span text:style-name="T5"><text:tab/>Aug 2013 – Oct 2014</text:span></text:p>
      <text:p text:style-name="P4"><text:a xlink:type="simple" xlink:href="http://cpg.org/" text:style-name="ListLabel_20_46" text:visited-style-name="ListLabel_20_46"><text:span text:style-name="T2">http://cpg.org</text:span></text:a><text:span text:style-name="T2"> (among others)</text:span></text:p>
      <text:list xml:id="list233912847894599" text:continue-numbering="true" text:style-name="WWNum1">
        <text:list-item>
          <text:p text:style-name="P18"><text:span text:style-name="T2">Forensic analysis of 5 year old ruby service layer</text:span></text:p>
        </text:list-item>
        <text:list-item>
          <text:p text:style-name="P18"><text:span text:style-name="T2">Upgrade from Ruby 1.8.7 to 2</text:span><text:span text:style-name="T5">.0, then 2.1</text:span></text:p>
        </text:list-item>
        <text:list-item>
          <text:p text:style-name="P18"><text:span text:style-name="T2">Created ruby service APIs to support many varied clients, </text:span><text:span text:style-name="T5">&amp;</text:span><text:span text:style-name="T2"> regression test suite</text:span></text:p>
        </text:list-item>
        <text:list-item>
          <text:p text:style-name="P18"><text:span text:style-name="T2">Implement account lock and token expiry security measures</text:span><text:span text:style-name="T5"> &amp; </text:span><text:span text:style-name="T2">automated enforcement</text:span></text:p>
        </text:list-item>
        <text:list-item>
          <text:p text:style-name="P18"><text:span text:style-name="T2">Upgrade daemon infrastructure and trading systems, improve software stack / `make` system</text:span></text:p>
        </text:list-item>
        <text:list-item>
          <text:p text:style-name="P18"><text:soft-page-break/><text:span text:style-name="T2">10x performance enhancement of internal services: former 20 req/s is now at least 200 req/s when the bottleneck changes to external resources.</text:span></text:p>
        </text:list-item>
      </text:list>
      <text:p text:style-name="P5"/>
      <text:p text:style-name="P31"><text:bookmark text:name="_dn4a3fw2c2xd"/>Co-founder, Chief Technology Officer</text:p>
      <text:p text:style-name="Standard"><text:span text:style-name="T11">Stack - Rails 3.2, JRuby 1.7, Ruby 1.9=&gt;2.0, RSpec, RequireJS, BackboneJS, Foundation, Slim, SASS, Neo4j, PostgreSQL, S3, Redis, Memcached, Sidekiq, Unicorn, Puma, TravisCI, Github, Librato Metrics, NewRelic, Heroku</text:span></text:p>
      <text:p text:style-name="Standard"><text:span text:style-name="T5">Acquaintable.com – Socially curated dating through FoF<text:tab/> <text:s text:c="5"/><text:tab/>Jun 2012 – Aug 2013</text:span></text:p>
      <text:p text:style-name="Standard"><text:span text:style-name="T5">Acquired by LikeBright, now Reveal (Microsoft Ventures backed)</text:span></text:p>
      <text:list xml:id="list233912163243333" text:continue-numbering="true" text:style-name="WWNum1">
        <text:list-item>
          <text:p text:style-name="P2"><text:span text:style-name="T5">Built the entire site &amp; made all tech decisions</text:span></text:p>
        </text:list-item>
        <text:list-item>
          <text:p text:style-name="P2"><text:span text:style-name="T5">Advised on all product and design decisions</text:span></text:p>
        </text:list-item>
        <text:list-item>
          <text:p text:style-name="P2"><text:span text:style-name="T5">Created matching engine with Neo4j + PostgreSQL data analysis algorithms</text:span></text:p>
        </text:list-item>
        <text:list-item>
          <text:p text:style-name="P2"><text:span text:style-name="T5">Mobile first, responsive design, with intuitive, touch-enabled mobile interface</text:span></text:p>
        </text:list-item>
        <text:list-item>
          <text:p text:style-name="P2"><text:span text:style-name="T5">Designed to provide an immediate experience to each new user</text:span></text:p>
        </text:list-item>
        <text:list-item>
          <text:p text:style-name="P2"><text:span text:style-name="T5">One page app design, in preparation for iPhone app</text:span></text:p>
        </text:list-item>
        <text:list-item>
          <text:p text:style-name="P2"><text:span text:style-name="T5">UX tool-chain: backbone-marionette, handlebars, RequireJS, slim, SASS, foundation</text:span></text:p>
        </text:list-item>
        <text:list-item>
          <text:p text:style-name="P2"><text:span text:style-name="T5">Ruby upgrade 1.9.3 to 2.0.0</text:span></text:p>
        </text:list-item>
        <text:list-item>
          <text:p text:style-name="P2"><text:span text:style-name="T5">Accepted into Entrepreneurs Roundtable Accelerator Winter 2013 class (ERA - NYC)</text:span></text:p>
        </text:list-item>
        <text:list-item>
          <text:p text:style-name="P2"><text:span text:style-name="T5">Fully automated and self-correcting, no intervention required for 4 months.</text:span></text:p>
        </text:list-item>
        <text:list-item>
          <text:p text:style-name="P2"><text:span text:style-name="T5">Successful exit via acquisition!</text:span></text:p>
        </text:list-item>
      </text:list>
      <text:p text:style-name="P1"/>
      <text:p text:style-name="P31"><text:bookmark text:name="_nn0vlnxvwpr7"/>Senior Rubyist &amp; Lead Developer</text:p>
      <text:p text:style-name="Standard"><text:span text:style-name="T11">Stack - Rails 2.3, 3.0, 3.1 &amp; 3.2, Ruby 1.8=&gt;1.9, Grape, RSpec, RequireJS, Foundation, Slim, SASS, SOAP, Unicorn, Puma, Memcached, TeamCity, Git</text:span></text:p>
      <text:p text:style-name="Standard"><text:span text:style-name="T5">Bloomberg Black – now dissolved<text:tab/><text:tab/><text:tab/><text:tab/>Aug 2010 – Nov 2012</text:span></text:p>
      <text:list xml:id="list233912423063444" text:continue-numbering="true" text:style-name="WWNum1">
        <text:list-item>
          <text:p text:style-name="P2"><text:soft-page-break/><text:span text:style-name="T5">1</text:span><text:span text:style-name="T14">st</text:span><text:span text:style-name="T5"> Employee, and lead developer of Bloomberg Black, a personal wealth management startup</text:span></text:p>
        </text:list-item>
        <text:list-item>
          <text:p text:style-name="P2"><text:span text:style-name="T5">Interviewed and built a team of 15 engineers</text:span></text:p>
        </text:list-item>
        <text:list-item>
          <text:p text:style-name="P2"><text:span text:style-name="T5">I built internal gems:</text:span></text:p>
          <text:list>
            <text:list-item>
              <text:p text:style-name="P19"><text:span text:style-name="T5">VCR extensions: improved automated management / recording of soap interactions allows for isolated development, recorded sessions reduce dependency on service tier</text:span></text:p>
            </text:list-item>
            <text:list-item>
              <text:p text:style-name="P19"><text:span text:style-name="T5">Javascript: flyout menus, internally tabbed ajax pages, scrollspy, breadcrumbs</text:span></text:p>
            </text:list-item>
            <text:list-item>
              <text:p text:style-name="P19"><text:span text:style-name="T5">Spec suite with thousands of tests to enforce style guide, validate ruby namespace against collisions</text:span></text:p>
            </text:list-item>
          </text:list>
        </text:list-item>
        <text:list-item>
          <text:p text:style-name="P2"><text:span text:style-name="T5">SOAP services interface, generators for SOAP models and test fixtures; created version dependency resolution between Ruby layer and Java services</text:span></text:p>
        </text:list-item>
        <text:list-item>
          <text:p text:style-name="P2"><text:span text:style-name="T5">Rack middleware for fast custom logging =&gt; Splunk, 10ms per request improvement</text:span></text:p>
        </text:list-item>
        <text:list-item>
          <text:p text:style-name="P2"><text:span text:style-name="T5">Designed project structure: ajax widgets built out of reusable RequireJS modules, cells for componentized features, presenters for single instance variable, and logic free views</text:span></text:p>
        </text:list-item>
        <text:list-item>
          <text:p text:style-name="P2"><text:span text:style-name="T5">Spec infrastructure: created custom rspec matchers, acceptance tests, JS unit tests</text:span></text:p>
        </text:list-item>
        <text:list-item>
          <text:p text:style-name="P2"><text:span text:style-name="T5">CMS presentation code for the dynamic content on the site with all content available via static route or ajax widgets</text:span></text:p>
        </text:list-item>
        <text:list-item>
          <text:p text:style-name="P2"><text:span text:style-name="T5">Built the CMS backend for the content entry in the 100% javascript Rapid IDE</text:span></text:p>
        </text:list-item>
        <text:list-item>
          <text:p text:style-name="P2"><text:span text:style-name="T5">Maintained platform interoperability – Windows &amp; RedHat &amp; MacOS</text:span></text:p>
        </text:list-item>
      </text:list>
      <text:p text:style-name="P1"/>
      <text:p text:style-name="P31"><text:bookmark text:name="_ycxsb6fxqfx5"/>Team Lead, Senior Engineer (contract)</text:p>
      <text:p text:style-name="Standard"><text:span text:style-name="T11">Stack - Rails 2.0, 2.1, 2.2, 2.3, Makandra Rails LTS, Ruby 1.8=&gt;2.2, RSpec, Haml, CSS, MySQL, Memcached, Mongrel, Unicorn, TravisCI, Github, Redmine, NewRelic</text:span></text:p>
      <text:p text:style-name="Standard"><text:span text:style-name="T5">Timeperks.com – </text:span><text:span text:style-name="T6">Order meals online from favorite local restaurants <text:tab/></text:span><text:span text:style-name="T5">Sep 2008 – Aug 2014</text:span></text:p>
      <text:list xml:id="list233912532677460" text:continue-numbering="true" text:style-name="WWNum1">
        <text:list-item>
          <text:p text:style-name="P2"><text:span text:style-name="T5">Mentored junior developers, and reviewed code</text:span></text:p>
        </text:list-item>
        <text:list-item>
          <text:p text:style-name="P2"><text:span text:style-name="T5">Built some of the more complex parts of the system, e.g. CX ghosting/masquerade tool</text:span></text:p>
        </text:list-item>
        <text:list-item>
          <text:p text:style-name="P2"><text:span text:style-name="T5">Created data reporting features, utilizes my csv_pirate gem.</text:span></text:p>
        </text:list-item>
        <text:list-item>
          <text:p text:style-name="P2"><text:span text:style-name="T5">Did all original, three-way, marketplace payment integration with Amazon FPS, and became maintainer of remit gem</text:span></text:p>
        </text:list-item>
      </text:list>
      <text:p text:style-name="P1"><text:soft-page-break/></text:p>
      <text:p text:style-name="P31"><text:bookmark text:name="_79y697vmlz2s"/>Partner &amp; Lead Developer (Ruby on Rails)</text:p>
      <text:p text:style-name="Standard"><text:span text:style-name="T11">Stack - Rails 1.2, 2.0, 2.1, 2.2, 2.3, 3.0, 3.1, Ruby 1.8=&gt;1.9, RSpec, Erb, Haml, CSS, jQuery, MySQL, Mongrel, Unicorn, Memcached, Github, Redmine, Debian, Ubuntu</text:span></text:p>
      <text:p text:style-name="Standard"><text:span text:style-name="T5">Sagebit, LLC - now dissolved<text:tab/><text:tab/><text:tab/><text:tab/><text:tab/>Jun 2007 – Dec 2011</text:span></text:p>
      <text:list xml:id="list233912668470308" text:continue-numbering="true" text:style-name="WWNum1">
        <text:list-item>
          <text:p text:style-name="P22"><text:span text:style-name="T5">Developed a Ruby on Rails based media storage and retrieval engine</text:span></text:p>
        </text:list-item>
        <text:list-item>
          <text:p text:style-name="P23"><text:span text:style-name="T5">Development, testing, deployment, and refactoring internal projects, including:</text:span></text:p>
          <text:list>
            <text:list-item>
              <text:p text:style-name="P20"><text:span text:style-name="T5">CartaBuzz – Find things to do near you (many third party APIs)</text:span></text:p>
            </text:list-item>
            <text:list-item>
              <text:p text:style-name="P20"><text:span text:style-name="T5">MonkeyStub – Get tickets to events fast (many third party APIs)</text:span></text:p>
            </text:list-item>
            <text:list-item>
              <text:p text:style-name="P20"><text:span text:style-name="T5">YetiMail – Snopes for Chain Letters / Spam / Phishing (web scraping; a fuzzy phrase analysis engine; AI)</text:span></text:p>
            </text:list-item>
          </text:list>
        </text:list-item>
        <text:list-item>
          <text:p text:style-name="P23"><text:span text:style-name="T5">Trained 5 new hires in Ruby, Rails, REST, and stateless programming</text:span></text:p>
        </text:list-item>
        <text:list-item>
          <text:p text:style-name="P23"><text:span text:style-name="T5">Likewise with all Rails-based client projects, including: social networks, nonprofits, data warehousing, and commercial sites</text:span></text:p>
        </text:list-item>
        <text:list-item>
          <text:p text:style-name="P23"><text:span text:style-name="T5">Biggest contract was with aSmallWorld, </text:span><text:a xlink:type="simple" xlink:href="http://asmallworld.com/" text:style-name="ListLabel_20_48" text:visited-style-name="ListLabel_20_48"><text:span text:style-name="T5">http://asmallworld.com</text:span></text:a><text:span text:style-name="T5">:</text:span></text:p>
          <text:list>
            <text:list-item>
              <text:p text:style-name="P20"><text:span text:style-name="T5">Led team of 10 developers converting old PHP site to Rails</text:span></text:p>
            </text:list-item>
            <text:list-item>
              <text:p text:style-name="P20"><text:span text:style-name="T5">Design &amp; setup of load balanced 32 server production stack</text:span></text:p>
            </text:list-item>
            <text:list-item>
              <text:p text:style-name="P20"><text:span text:style-name="T5">Wrote forums, photo sharing, friend network presentation engine</text:span></text:p>
            </text:list-item>
            <text:list-item>
              <text:p text:style-name="P20"><text:span text:style-name="T5">Designed polymorphic basis for CMS in the new site</text:span></text:p>
            </text:list-item>
            <text:list-item>
              <text:p text:style-name="P20"><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0"><text:span text:style-name="T5">Optimized to handle 2MM uniques per month, and 300K page views per day</text:span></text:p>
            </text:list-item>
            <text:list-item>
              <text:p text:style-name="P20"><text:span text:style-name="T5">Designed and implemented page and user tracking</text:span></text:p>
            </text:list-item>
            <text:list-item>
              <text:p text:style-name="P21"><text:span text:style-name="T5">Built advertising minisite engine for Estee Lauder and Mercedes-Mclaren campaigns</text:span></text:p>
            </text:list-item>
          </text:list>
        </text:list-item>
      </text:list>
      <text:p text:style-name="P1"/>
      <text:p text:style-name="P31"><text:bookmark text:name="_m94vei3h417r"/><text:soft-page-break/>Senior Ruby on Rails Developer (6 month contract, extended)</text:p>
      <text:p text:style-name="Standard"><text:span text:style-name="T11">Stack - Rails 2.3, Ruby 1.9, RSpec, Memcached, EPub</text:span></text:p>
      <text:p text:style-name="Standard"><text:span text:style-name="T5">Zondervan (Harper-Collins)<text:tab/><text:tab/><text:tab/><text:tab/><text:tab/>Dec 2009 – Jul 2010 </text:span></text:p>
      <text:p text:style-name="Standard"><text:a xlink:type="simple" xlink:href="http://biblegateway.com/" text:style-name="ListLabel_20_48" text:visited-style-name="ListLabel_20_48"><text:span text:style-name="T5">http://BibleGateway.com</text:span></text:a></text:p>
      <text:list xml:id="list233913132606628" text:continue-numbering="true" text:style-name="WWNum1">
        <text:list-item>
          <text:p text:style-name="P2"><text:span text:style-name="T5">Developed Google-inspired search engine for POC build of BibleGateway.com</text:span></text:p>
          <text:list>
            <text:list-item>
              <text:p text:style-name="P19"><text:a xlink:type="simple" xlink:href="http://github.com/pboling/awesome_search" text:style-name="ListLabel_20_48" text:visited-style-name="ListLabel_20_48"><text:span text:style-name="T5">http://github.com/pboling/awesome_search</text:span></text:a></text:p>
            </text:list-item>
          </text:list>
        </text:list-item>
        <text:list-item>
          <text:p text:style-name="P2"><text:span text:style-name="T5">Created dynamic tools used to import hundreds of publications into the system:</text:span></text:p>
          <text:list>
            <text:list-item>
              <text:p text:style-name="P19"><text:span text:style-name="T5">improve quality of data, metadata, and data linkages</text:span></text:p>
            </text:list-item>
            <text:list-item>
              <text:p text:style-name="P19"><text:span text:style-name="T5">incrementally index publications with Solr / Sunspot</text:span></text:p>
            </text:list-item>
          </text:list>
        </text:list-item>
        <text:list-item>
          <text:p text:style-name="P2"><text:span text:style-name="T5">Implemented advanced exception handling and reporting</text:span></text:p>
        </text:list-item>
        <text:list-item>
          <text:p text:style-name="P2"><text:span text:style-name="T5">Developed parser to transform raw text into HTML decorated with footnotes and many publishing formatting requirements</text:span></text:p>
        </text:list-item>
      </text:list>
      <text:p text:style-name="P1"/>
      <text:p text:style-name="P31"><text:bookmark text:name="_cvcjrrs1ofcv"/>Founder &amp; System Architect</text:p>
      <text:p text:style-name="Standard"><text:span text:style-name="T11">Stack: Rails 1.2, 2.0, 2.1, 2.2, 2.3, Ruby 1.8=&gt;1.9, MySQL, Memcached, Redis, Redmine, DelayedJob, jQuery, AJAX, CSS, Debian, Ubuntu, Bash</text:span></text:p>
      <text:p text:style-name="Standard"><text:span text:style-name="T5">9thBit, LLC (Rails Consulting)<text:tab/><text:tab/><text:tab/> <text:s/><text:tab/> <text:s text:c="11"/><text:tab/>Mar 2007 – Jul 2010</text:span></text:p>
      <text:list xml:id="list2640080478" text:style-name="WWNum3">
        <text:list-item>
          <text:p text:style-name="P24"><text:span text:style-name="T5">Built a full-featured credit union web application (offline)</text:span></text:p>
          <text:list>
            <text:list-item>
              <text:p text:style-name="P27"><text:span text:style-name="T5">Integrations with several payment gateways and money transfer services</text:span></text:p>
            </text:list-item>
            <text:list-item>
              <text:p text:style-name="P27"><text:span text:style-name="T5">Clients could transfer money from other institutions</text:span></text:p>
            </text:list-item>
            <text:list-item>
              <text:p text:style-name="P27"><text:span text:style-name="T5">Clients could make online withdrawals to other institutions</text:span></text:p>
            </text:list-item>
            <text:list-item>
              <text:p text:style-name="P27"><text:span text:style-name="T5">Advanced fraud detection and prevention</text:span></text:p>
            </text:list-item>
            <text:list-item>
              <text:p text:style-name="P27"><text:span text:style-name="T5">Admin backend systems for credit union staff to use</text:span></text:p>
            </text:list-item>
            <text:list-item>
              <text:p text:style-name="P27"><text:soft-page-break/><text:span text:style-name="T5">Interest calculation; Nightly audits and reconciliation on accounts</text:span></text:p>
            </text:list-item>
            <text:list-item>
              <text:p text:style-name="P27"><text:span text:style-name="T5">Document handling; Account statements, and ledgers</text:span></text:p>
            </text:list-item>
            <text:list-item>
              <text:p text:style-name="P27"><text:span text:style-name="T5">Notification system and support system, with knowledge base</text:span></text:p>
            </text:list-item>
            <text:list-item>
              <text:p text:style-name="P27"><text:span text:style-name="T5">All devops work, security hardening, server provisioning, backups, etc</text:span></text:p>
            </text:list-item>
            <text:list-item>
              <text:p text:style-name="P27"><text:span text:style-name="T5">$10 million+ in deposits and wire transfers</text:span></text:p>
            </text:list-item>
            <text:list-item>
              <text:p text:style-name="P27"><text:span text:style-name="T5">Thousands of accounts and users supported</text:span></text:p>
            </text:list-item>
          </text:list>
        </text:list-item>
        <text:list-item>
          <text:p text:style-name="P24"><text:span text:style-name="T5">Built a letter writing, printing, and mailing service (offline)</text:span></text:p>
          <text:list>
            <text:list-item>
              <text:p text:style-name="P27"><text:span text:style-name="T5">Physical letters as a service; Sent to government officials, local, state, national</text:span></text:p>
            </text:list-item>
            <text:list-item>
              <text:p text:style-name="P27"><text:span text:style-name="T5">Geolocates users to determine the correct legislators</text:span></text:p>
            </text:list-item>
          </text:list>
        </text:list-item>
      </text:list>
      <text:p text:style-name="P1"/>
      <text:p text:style-name="P31"><text:bookmark text:name="_iiboxbq17bgs"/>Senior Developer, System Admin, Ruby on Rails (contract)</text:p>
      <text:p text:style-name="Standard"><text:span text:style-name="T11">Stack - Rails 2.1, 2.2 &amp; 2.3, Ruby 1.8=&gt;1.9, RSpec, Memcached</text:span></text:p>
      <text:p text:style-name="Standard"><text:span text:style-name="T5">Neighborino, LLC<text:tab/><text:tab/><text:tab/><text:tab/><text:tab/><text:tab/>Aug 2008 – Aug 2010</text:span></text:p>
      <text:p text:style-name="Standard"><text:a xlink:type="simple" xlink:href="http://www.neighborino.com/%0D" text:style-name="ListLabel_20_48" text:visited-style-name="ListLabel_20_48"><text:span text:style-name="T5">http://www.neighborino.com/</text:span></text:a><text:span text:style-name="T5"> &amp; </text:span><text:a xlink:type="simple" xlink:href="http://demo.neighborino.com/" text:style-name="ListLabel_20_48" text:visited-style-name="ListLabel_20_48"><text:span text:style-name="T5">http://demo.neighborino.com/</text:span></text:a></text:p>
      <text:list xml:id="list3913837802" text:style-name="WWNum2">
        <text:list-item>
          <text:p text:style-name="P3"><text:span text:style-name="T5">Photo sharing features, form handling, messaging, advertising services, calendaring.</text:span></text:p>
        </text:list-item>
        <text:list-item>
          <text:p text:style-name="P3"><text:span text:style-name="T5">Created a mailer daemon system to fix timeouts on the website when sending emails.</text:span></text:p>
        </text:list-item>
      </text:list>
      <text:p text:style-name="P1"/>
      <text:p text:style-name="P31"><text:bookmark text:name="_ful69bgdfvg3"/>Systems Analyst / Developer (Ruby on Rails, XSL, C#, Shell)</text:p>
      <text:p text:style-name="Standard"><text:span text:style-name="T11">Stack - Rails 1.1 &amp; 1.2, Ruby 1.8, Oracle 8i, 9i &amp; 10g, jQuery, AJAX, CSS, Redhat Linux, Windows IIS, XML, XSLT, Google Search Appliance</text:span></text:p>
      <text:p text:style-name="Standard"><text:span text:style-name="T5">Legislative Services Agency (LSA)<text:tab/><text:tab/><text:tab/><text:tab/>Apr 2006 – June 2007</text:span></text:p>
      <text:p text:style-name="Standard"><text:a xlink:type="simple" xlink:href="http://www.in.gov/legislative/iac/irtoc.htm" text:style-name="ListLabel_20_48" text:visited-style-name="ListLabel_20_48"><text:span text:style-name="T5">http://www.in.gov/legislative/iac/irtoc.htm</text:span></text:a></text:p>
      <text:list xml:id="list233913435357726" text:continue-list="list233913132606628" text:style-name="WWNum1">
        <text:list-item>
          <text:p text:style-name="P2"><text:soft-page-break/><text:span text:style-name="T5">Built Indiana Register website with Tomcat, Cocoon, and Google Mini</text:span></text:p>
        </text:list-item>
        <text:list-item>
          <text:p text:style-name="P2"><text:span text:style-name="T5">Created Indiana General Assembly's internal call center application running the House, Senate, and LSA call centers.</text:span></text:p>
          <text:list>
            <text:list-item>
              <text:p text:style-name="P19"><text:span text:style-name="T5">One of the first in the world to run Rails on Windows Server 2003; mongrel_cluster &amp; Oracle 10g backend, IIS6 frontend; Worked directly with Microsoft’s IIS team</text:span></text:p>
            </text:list-item>
            <text:list-item>
              <text:p text:style-name="P19"><text:span text:style-name="T5">AJAX address based lookup of senate and house districts for constituents, with issue tracking, and daily summary email to legislators</text:span></text:p>
            </text:list-item>
          </text:list>
        </text:list-item>
      </text:list>
      <text:p text:style-name="P1"/>
      <text:p text:style-name="P31"><text:bookmark text:name="_3x7ghv9yje57"/>Ruby on Rails Developer &amp; Partner</text:p>
      <text:p text:style-name="Standard"><text:span text:style-name="T11">Stack: Rails 0.14, 1.0, 1.1 &amp; 1.2, Ruby 1.8, Nginx, Mongrel Cluster, Lighttpd, MySQL, Memcached, Redmine, jQuery, AJAX, CSS, Debian, Ubuntu, Bash</text:span></text:p>
      <text:p text:style-name="Standard"><text:span text:style-name="T5">PanEther, LLC (Rails Consulting)<text:tab/><text:tab/><text:tab/><text:tab/>Dec 2005 – Mar 2007</text:span></text:p>
      <text:list xml:id="list4106545011" text:style-name="WWNum4">
        <text:list-item>
          <text:p text:style-name="P25"><text:span text:style-name="T5">Built a fantasy football website for a client</text:span></text:p>
        </text:list-item>
        <text:list-item>
          <text:p text:style-name="P25"><text:span text:style-name="T5">Built a credit union web application, and administrative tools, for a client</text:span></text:p>
        </text:list-item>
        <text:list-item>
          <text:p text:style-name="P25"><text:span text:style-name="T5">Built a government advocacy web application for a client</text:span></text:p>
        </text:list-item>
      </text:list>
      <text:p text:style-name="P1"/>
      <text:p text:style-name="P31"><text:bookmark text:name="_605yuohf8tte"/>Linux System Administrator &amp; Developer (Rails, PHP, Java, Perl, Scheme, Shell)</text:p>
      <text:p text:style-name="Standard"><text:span text:style-name="T11">Stack: Rails 0.10, 0.11, 0.12, 0.13, 0.14, 1.0 &amp; 1.1, Ruby 1.8, Mongrel, MySQL, Memcached, Bugzilla, Bash</text:span></text:p>
      <text:p text:style-name="Standard"><text:span text:style-name="T5">Optivel, Inc<text:tab/><text:tab/><text:tab/><text:tab/><text:tab/><text:tab/><text:tab/>Dec 2004 – April 2006</text:span></text:p>
      <text:list xml:id="list670880154" text:style-name="WWNum5">
        <text:list-item>
          <text:p text:style-name="P26"><text:span text:style-name="T5">Primary developer on first-ever enterprise-grade, Rails-based, ticketing system</text:span></text:p>
        </text:list-item>
        <text:list-item>
          <text:p text:style-name="P26"><text:span text:style-name="T5">Built a time tracking app in Rails; an “AirBnB for Airplanes” in PhP</text:span></text:p>
        </text:list-item>
        <text:list-item>
          <text:p text:style-name="P26"><text:span text:style-name="T5">Managed a Debian apt repository mirror</text:span></text:p>
        </text:list-item>
        <text:list-item>
          <text:p text:style-name="P26"><text:span text:style-name="T5">Built and maintained internal debian packages handling configuration synchronization, key rotation, and automated backups.</text:span></text:p>
        </text:list-item>
      </text:list>
      <text:p text:style-name="P5"/>
      <text:p text:style-name="P9"><draw:rect text:anchor-type="as-char" style:rel-width="100%" draw:z-index="8" draw:style-name="gr2" draw:text-style-name="P33" svg:width="0.0012in" svg:height="0.0213in"><text:p/></draw:rect><text:span text:style-name="T10">Open source </text:span><text:span text:style-name="T7">activism</text:span><text:span text:style-name="T10"> </text:span><text:span text:style-name="T7">- Millions of </text:span><text:span text:style-name="T10">RubyGem </text:span><text:span text:style-name="T7">d</text:span><text:span text:style-name="T10">ownloads </text:span><text:span text:style-name="T7">since</text:span><text:span text:style-name="T10"> 2009</text:span></text:p>
      <text:p text:style-name="P4"><text:soft-page-break/><draw:rect text:anchor-type="as-char" style:rel-width="100%" draw:z-index="9" draw:style-name="gr2" draw:text-style-name="P33" svg:width="0.0012in" svg:height="0.0213in"><text:p/></draw:rect><text:a xlink:type="simple" xlink:href="http://github.com/pboling" text:style-name="ListLabel_20_46" text:visited-style-name="ListLabel_20_46"><text:span text:style-name="T2">http://github.com/pboling</text:span></text:a><text:span text:style-name="T5"> <text:tab/><text:tab/><text:tab/><text:tab/></text:span><text:a xlink:type="simple" xlink:href="http://rubygems.org/profiles/pboling" text:style-name="ListLabel_20_46" text:visited-style-name="ListLabel_20_46"><text:span text:style-name="T2">http://rubygems.org/profiles/pboling</text:span></text:a></text:p>
      <text:p text:style-name="P4"><text:a xlink:type="simple" xlink:href="http://github-awards.com/users/search?login=pboling" text:style-name="ListLabel_20_48" text:visited-style-name="ListLabel_20_48"><text:span text:style-name="T5">http://github-awards.com/users/search?login=pboling</text:span></text:a><text:tab/><text:a xlink:type="simple" xlink:href="https://coderwall.com/pboling" text:style-name="ListLabel_20_48" text:visited-style-name="ListLabel_20_48"><text:span text:style-name="T5">https://coderwall.com/pboling</text:span></text:a></text:p>
      <text:p text:style-name="P9"><text:a xlink:type="simple" xlink:href="https://coderwall.com/pboling" text:style-name="ListLabel_20_49" text:visited-style-name="ListLabel_20_49"><text:span text:style-name="T5"/></text:a></text:p>
      <text:p text:style-name="P9"><draw:rect text:anchor-type="as-char" style:rel-width="100%" draw:z-index="10" draw:style-name="gr2" draw:text-style-name="P33" svg:width="0.0012in" svg:height="0.0213in"><text:p/></draw:rect><text:span text:style-name="T7">Some gems I hack on</text:span></text:p>
      <text:p text:style-name="P4"><draw:rect text:anchor-type="as-char" style:rel-width="100%" draw:z-index="11" draw:style-name="gr2" draw:text-style-name="P33" svg:width="0.0012in" svg:height="0.0213in"><text:p/></draw:rect></text:p>
      <text:p text:style-name="Standard"><text:span text:style-name="T9">oauth2</text:span><text:span text:style-name="T5"> – </text:span><text:span text:style-name="T15">A Ruby wrapper for the OAuth 2.0 protocol:</text:span><text:span text:style-name="T5"> Project Lead &amp; Maintainer since Dec 2017</text:span></text:p>
      <text:p text:style-name="Standard"><text:a xlink:type="simple" xlink:href="https://github.com/oauth-xx/oauth2" text:style-name="ListLabel_20_50" text:visited-style-name="ListLabel_20_50"><text:span text:style-name="T16">https://github.com/oauth-xx/oauth2</text:span></text:a></text:p>
      <text:p text:style-name="P11"/>
      <text:p text:style-name="P9"><text:span text:style-name="T9">debug_logging</text:span><text:span text:style-name="T5"> – Unobtrusive debug logging for Ruby without the litter: Author, Mar 2017</text:span></text:p>
      <text:p text:style-name="Standard"><text:a xlink:type="simple" xlink:href="https://github.com/pboling/debug_logging" text:style-name="ListLabel_20_48" text:visited-style-name="ListLabel_20_48"><text:span text:style-name="T5">https://github.com/pboling/debug_logging</text:span></text:a></text:p>
      <text:p text:style-name="P11"/>
      <text:p text:style-name="Standard"><text:span text:style-name="T9">dynamoid</text:span><text:span text:style-name="T5"> – AWS DynamoDB ORM for Ruby: Maintainer since May 2016</text:span></text:p>
      <text:p text:style-name="Standard"><text:a xlink:type="simple" xlink:href="https://github.com/Dynamoid/Dynamoid" text:style-name="ListLabel_20_48" text:visited-style-name="ListLabel_20_48"><text:span text:style-name="T5">https://github.com/Dynamoid/Dynamoid</text:span></text:a></text:p>
      <text:p text:style-name="P11"/>
      <text:p text:style-name="P9"><text:span text:style-name="T9">gem_bench</text:span><text:span text:style-name="T5"> – static gemfile analysis: Author, Apr 2013</text:span></text:p>
      <text:p text:style-name="P9"><text:a xlink:type="simple" xlink:href="https://github.com/pboling/gem_bench" text:style-name="ListLabel_20_48" text:visited-style-name="ListLabel_20_48"><text:span text:style-name="T5">https://github.com/pboling/gem_bench</text:span></text:a></text:p>
      <text:p text:style-name="P12"/>
      <text:p text:style-name="P4"><text:span text:style-name="T3">flag_shih_tzu</text:span><text:span text:style-name="T2"> – Bitfields for ActiveRecord: </text:span><text:span text:style-name="T5">M</text:span><text:span text:style-name="T2">aintainer since Nov 2012</text:span></text:p>
      <text:p text:style-name="P4"><text:a xlink:type="simple" xlink:href="https://github.com/pboling/flag_shih_tzu" text:style-name="ListLabel_20_46" text:visited-style-name="ListLabel_20_46"><text:span text:style-name="T2">https://github.com/pboling/flag_shih_tz</text:span></text:a><text:a xlink:type="simple" xlink:href="https://github.com/pboling/flag_shih_tzu" text:style-name="ListLabel_20_48" text:visited-style-name="ListLabel_20_48"><text:span text:style-name="T5">u</text:span></text:a></text:p>
      <text:p text:style-name="P6"/>
      <text:p text:style-name="P4"><text:span text:style-name="T3">sanitize_email</text:span><text:span text:style-name="T2"> –</text:span><text:span text:style-name="T1"><text:tab/></text:span><text:span text:style-name="T2"> Tools for testing email; Safety belt for using production data: Author Oct 2008</text:span></text:p>
      <text:p text:style-name="P4"><text:soft-page-break/><text:a xlink:type="simple" xlink:href="https://github.com/pboling/sanitize_email" text:style-name="ListLabel_20_46" text:visited-style-name="ListLabel_20_46"><text:span text:style-name="T2">https://github.com/pboling/sanitize_email</text:span></text:a></text:p>
      <text:p text:style-name="P8"/>
      <text:p text:style-name="P4"><text:span text:style-name="T2">And</text:span><text:span text:style-name="T3"> many</text:span><text:span text:style-name="T2"> more... </text:span><text:a xlink:type="simple" xlink:href="http://rubygems.org/profiles/pboling" text:style-name="ListLabel_20_46" text:visited-style-name="ListLabel_20_46"><text:span text:style-name="T2">http://rubygems.org/profiles/pboling</text:span></text:a></text:p>
      <text:p text:style-name="P8"/>
      <text:p text:style-name="P9"><draw:rect text:anchor-type="as-char" style:rel-width="100%" draw:z-index="12" draw:style-name="gr2" draw:text-style-name="P33" svg:width="0.0012in" svg:height="0.0213in"><text:p/></draw:rect><text:span text:style-name="T7">Humanitarian volunteer work</text:span></text:p>
      <text:p text:style-name="P4"><draw:rect text:anchor-type="as-char" style:rel-width="100%" draw:z-index="13" draw:style-name="gr2" draw:text-style-name="P33" svg:width="0.0012in" svg:height="0.0213in"><text:p/></draw:rect><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5"/>
      <text:p text:style-name="P4"><text:span text:style-name="T2">Co-founder of the WordTree Foundation, </text:span><text:a xlink:type="simple" xlink:href="http://blog.wordtree.org" text:style-name="ListLabel_20_46" text:visited-style-name="ListLabel_20_46"><text:span text:style-name="T2">http://blog.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46" text:visited-style-name="ListLabel_20_46"><text:span text:style-name="T2">http://github.com/wordtreefoundation</text:span></text:a></text:p>
      <text:p text:style-name="P4"><text:a xlink:type="simple" xlink:href="http://github.com/wordtreefoundation" text:style-name="ListLabel_20_46" text:visited-style-name="ListLabel_20_46"><text:span text:style-name="T5"/></text:a></text:p>
      <text:p text:style-name="P4"><text:span text:style-name="T2">I contribute on an ongoing basis to the following charities and organizations:</text:span></text:p>
      <text:p text:style-name="P9"><text:span text:style-name="T9"><text:tab/>United Way<text:tab/><text:tab/>Africa Heartwood Project<text:tab/>Hope For Tomorrow, Liberia</text:span></text:p>
      <text:p text:style-name="P9"><text:span text:style-name="T9"><text:tab/>Children International<text:tab/><text:tab/>Kiva.org<text:tab/><text:tab/>Heifer International</text:span></text:p>
      <text:p text:style-name="P9"><text:span text:style-name="T9"><text:tab/>KQED<text:tab/><text:tab/><text:tab/>Pacifica Foundation<text:tab/><text:tab/>National Wildlife Federation</text:span></text:p>
      <text:p text:style-name="P8"/>
      <text:p text:style-name="P28"><draw:rect text:anchor-type="as-char" style:rel-width="100%" draw:z-index="14" draw:style-name="gr1" draw:text-style-name="P33" svg:width="0.0012in" svg:height="0.0213in"><text:p/></draw:rect><text:span text:style-name="T1">Human </text:span><text:span text:style-name="T7">Language Fluency</text:span></text:p>
      <text:p text:style-name="P4"><draw:rect text:anchor-type="as-char" style:rel-width="100%" draw:z-index="15" draw:style-name="gr2" draw:text-style-name="P33" svg:width="0.0012in" svg:height="0.0213in"><text:p/></draw:rect><text:span text:style-name="T2">English (native)<text:tab/><text:tab/> <text:s text:c="9"/>Spanish (fluent)<text:tab/> <text:s/><text:tab/> <text:s text:c="16"/>Portuguese (fluent)</text:span></text:p>
      <text:p text:style-name="P4"><text:span text:style-name="T5">Indonesian (conversational)</text:span></text:p>
      <text:p text:style-name="P8"/>
      <text:p text:style-name="P28"><draw:rect text:anchor-type="as-char" style:rel-width="100%" draw:z-index="16" draw:style-name="gr1" draw:text-style-name="P33" svg:width="0.0012in" svg:height="0.0213in"><text:p/></draw:rect><text:span text:style-name="T4">Honors</text:span></text:p>
      <text:p text:style-name="P4"><draw:rect text:anchor-type="as-char" style:rel-width="100%" draw:z-index="17" draw:style-name="gr2" draw:text-style-name="P33" svg:width="0.0012in" svg:height="0.0213in"><text:p/></draw:rect><text:span text:style-name="T2">Dean’s Honor List for College of Sciences and Humanities, Ball State University,</text:span></text:p>
      <text:p text:style-name="P29"><text:span text:style-name="T2">Spring ’98 and Spring ’99 (Computer Science)</text:span></text:p>
      <text:p text:style-name="P4"><text:soft-page-break/><text:span text:style-name="T2">Indiana Core 40 Honors Diploma, Muncie Central High School</text:span></text:p>
      <text:p text:style-name="P4"><text:span text:style-name="T5">Eagle Scout* - Boy Scouts of America</text:span></text:p>
      <text:p text:style-name="P29"><text:span text:style-name="T5"><text:s/>(*As a minor; before I knew of the discriminatory nature of the organization)</text:span></text:p>
      <text:p text:style-name="P8"/>
      <text:p text:style-name="P28"><draw:rect text:anchor-type="as-char" style:rel-width="100%" draw:z-index="18" draw:style-name="gr1" draw:text-style-name="P33" svg:width="0.0012in" svg:height="0.0213in"><text:p/></draw:rect><text:span text:style-name="T7">E</text:span><text:span text:style-name="T4">ducation</text:span></text:p>
      <text:p text:style-name="P4"><draw:rect text:anchor-type="as-char" style:rel-width="100%" draw:z-index="19" draw:style-name="gr2" draw:text-style-name="P33" svg:width="0.0012in" svg:height="0.0213in"><text:p/></draw:rect><text:span text:style-name="T2">Ball State University, CS*, Science &amp; Humanities, Muncie, IN 1997 – 1999</text:span></text:p>
      <text:p text:style-name="P4"><text:span text:style-name="T2">Purdue University, MIS</text:span><text:span text:style-name="T1">*</text:span><text:span text:style-name="T2">, Science &amp; Eng. Tech., Lafayette, IN 2002 – 2004</text:span></text:p>
      <text:p text:style-name="P4"><text:span text:style-name="T2">Ball State University, CS</text:span><text:span text:style-name="T1">*</text:span><text:span text:style-name="T2">, Science &amp; Humanities, Muncie, IN 2004 – 2005</text:span></text:p>
      <text:p text:style-name="P4"><text:span text:style-name="T2">Purdue University, CIT</text:span><text:span text:style-name="T1">*</text:span><text:span text:style-name="T2">, Engineering Technology, Indpls, IN 2005 – 2007</text:span></text:p>
      <text:p text:style-name="P4"><text:span text:style-name="T1">*</text:span><text:span text:style-name="T2"> Worked full-time, no debt, through college; flat-top roofer, sys-admin, web developer. <text:s/>I am eight classes short of a degree, and I have </text:span><text:span text:style-name="T1">no</text:span><text:span text:style-name="T2"> intention of completing it.</text:span></text:p>
      <text:p text:style-name="P5"/>
      <text:p text:style-name="P14"><draw:rect text:anchor-type="as-char" style:rel-width="100%" draw:z-index="20" draw:style-name="gr1" draw:text-style-name="P33" svg:width="0.0012in" svg:height="0.0213in"><text:p/></draw:rect><text:span text:style-name="T7">Certifications</text:span></text:p>
      <text:p text:style-name="Standard"><draw:rect text:anchor-type="as-char" style:rel-width="100%" draw:z-index="21" draw:style-name="gr2" draw:text-style-name="P33" svg:width="0.0012in" svg:height="0.0213in"><text:p/></draw:rect></text:p>
      <text:p text:style-name="Standard"><text:span text:style-name="T5">I am a certified, licensed, barista (coffee) in Australia; SITHFAB005 and </text:span><text:span text:style-name="T16">SITXFSA001</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style:font-size-asian="11pt" style:font-size-complex="11pt"/>
    </style:style>
    <style:style style:name="ListLabel_20_48" style:display-name="ListLabel 48" style:family="text">
      <style:text-properties fo:font-size="11pt" style:font-size-asian="11pt" style:font-size-complex="11pt"/>
    </style:style>
    <style:style style:name="ListLabel_20_49" style:display-name="ListLabel 49" style:family="text"/>
    <style:style style:name="ListLabel_20_50" style:display-name="ListLabel 50"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67" meta:word-count="2800" meta:character-count="19550" meta:non-whitespace-character-count="16940"/>
    <meta:generator>LibreOfficeDev/6.0.5.2$Linux_X86_64 LibreOffice_project/</meta:generator>
  </office:meta>
</office:document-meta>
</file>